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65in" table:align="margins"/>
    </style:style>
    <style:style style:name="Table1.A" style:family="table-column">
      <style:table-column-properties style:column-width="0.9125in" style:rel-column-width="16383*"/>
    </style:style>
    <style:style style:name="Table1.C" style:family="table-column">
      <style:table-column-properties style:column-width="0.9125in" style:rel-column-width="16384*"/>
    </style:style>
    <style:style style:name="Table1.D" style:family="table-column">
      <style:table-column-properties style:column-width="0.9125in" style:rel-column-width="16385*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text-properties style:font-name="FreeSerif" officeooo:rsid="0007f435" officeooo:paragraph-rsid="0007f435"/>
    </style:style>
    <style:style style:name="P2" style:family="paragraph" style:parent-style-name="Standard">
      <style:text-properties style:font-name="FreeSerif" fo:font-weight="bold" officeooo:rsid="000e3d80" officeooo:paragraph-rsid="000e3d80" style:font-weight-asian="bold" style:font-weight-complex="bold"/>
    </style:style>
    <style:style style:name="P3" style:family="paragraph" style:parent-style-name="Standard">
      <style:text-properties style:font-name="FreeSerif" fo:font-weight="bold" officeooo:rsid="0011d482" officeooo:paragraph-rsid="0011d482" style:font-weight-asian="bold" style:font-weight-complex="bold"/>
    </style:style>
    <style:style style:name="P4" style:family="paragraph" style:parent-style-name="Standard">
      <style:text-properties style:font-name="FreeSerif" fo:font-weight="bold" officeooo:rsid="0025d50a" officeooo:paragraph-rsid="00278dc2" style:font-weight-asian="bold" style:font-weight-complex="bold"/>
    </style:style>
    <style:style style:name="P5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1d482" officeooo:paragraph-rsid="0011d48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42be9" officeooo:paragraph-rsid="00142be9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26fc7" officeooo:paragraph-rsid="00226fc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3e6ec" officeooo:paragraph-rsid="0023e6ec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5d50a" officeooo:paragraph-rsid="0025d50a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99273" officeooo:paragraph-rsid="0029927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e6071" officeooo:paragraph-rsid="003e6071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erif" fo:font-size="12pt" style:text-underline-style="none" fo:font-weight="bold" officeooo:rsid="000e3d80" officeooo:paragraph-rsid="000e3d80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FreeSerif" fo:font-size="12pt" style:text-underline-style="none" fo:font-weight="bold" officeooo:rsid="0043bf21" officeooo:paragraph-rsid="0043bf21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FreeSerif" officeooo:rsid="0011d482" officeooo:paragraph-rsid="0011d482"/>
    </style:style>
    <style:style style:name="P16" style:family="paragraph" style:parent-style-name="Standard">
      <style:text-properties style:font-name="FreeSerif" officeooo:rsid="00123975" officeooo:paragraph-rsid="00123975"/>
    </style:style>
    <style:style style:name="P17" style:family="paragraph" style:parent-style-name="Standard">
      <style:text-properties style:font-name="FreeSerif" officeooo:rsid="00142be9" officeooo:paragraph-rsid="00142be9"/>
    </style:style>
    <style:style style:name="P18" style:family="paragraph" style:parent-style-name="Standard">
      <style:text-properties style:font-name="FreeSerif" officeooo:rsid="0015893d" officeooo:paragraph-rsid="0015893d"/>
    </style:style>
    <style:style style:name="P19" style:family="paragraph" style:parent-style-name="Standard">
      <style:text-properties style:font-name="FreeSerif" officeooo:rsid="0020807a" officeooo:paragraph-rsid="0020807a"/>
    </style:style>
    <style:style style:name="P20" style:family="paragraph" style:parent-style-name="Standard">
      <style:text-properties style:font-name="FreeSerif" officeooo:rsid="00226fc7" officeooo:paragraph-rsid="00226fc7"/>
    </style:style>
    <style:style style:name="P21" style:family="paragraph" style:parent-style-name="Standard">
      <style:text-properties style:font-name="FreeSerif" officeooo:rsid="0023e6ec" officeooo:paragraph-rsid="0023e6ec"/>
    </style:style>
    <style:style style:name="P22" style:family="paragraph" style:parent-style-name="Standard">
      <style:text-properties style:font-name="FreeSerif" officeooo:rsid="00278dc2" officeooo:paragraph-rsid="00278dc2"/>
    </style:style>
    <style:style style:name="P23" style:family="paragraph" style:parent-style-name="Standard">
      <style:text-properties style:font-name="FreeSerif" officeooo:rsid="003699bd" officeooo:paragraph-rsid="003699bd"/>
    </style:style>
    <style:style style:name="P24" style:family="paragraph" style:parent-style-name="Standard">
      <style:text-properties style:font-name="FreeSerif" officeooo:rsid="00423b15" officeooo:paragraph-rsid="00423b15"/>
    </style:style>
    <style:style style:name="P25" style:family="paragraph" style:parent-style-name="Standard">
      <style:paragraph-properties fo:break-before="page"/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9pt" style:text-underline-style="solid" style:text-underline-width="auto" style:text-underline-color="font-color" fo:font-weight="bold" officeooo:rsid="003699bd" officeooo:paragraph-rsid="003699bd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9pt" officeooo:rsid="0037d842" officeooo:paragraph-rsid="0037d842" style:font-size-asian="9pt" style:font-size-complex="9pt"/>
    </style:style>
    <style:style style:name="P28" style:family="paragraph" style:parent-style-name="Standard" style:list-style-name="L1">
      <style:text-properties style:font-name="FreeSerif" officeooo:rsid="0007f435" officeooo:paragraph-rsid="0007f435"/>
    </style:style>
    <style:style style:name="P29" style:family="paragraph" style:parent-style-name="Standard" style:list-style-name="L1">
      <style:text-properties style:font-name="FreeSerif" fo:font-weight="bold" officeooo:rsid="0007f435" officeooo:paragraph-rsid="0007f435" style:font-weight-asian="bold" style:font-weight-complex="bold"/>
    </style:style>
    <style:style style:name="P30" style:family="paragraph" style:parent-style-name="Standard">
      <style:text-properties style:font-name="FreeSerif" fo:font-weight="bold" officeooo:rsid="0047cb85" officeooo:paragraph-rsid="0047cb85" style:font-weight-asian="bold" style:font-weight-complex="bold"/>
    </style:style>
    <style:style style:name="P31" style:family="paragraph" style:parent-style-name="Standard" style:list-style-name="L1">
      <style:text-properties style:font-name="FreeSerif" officeooo:rsid="000db35c" officeooo:paragraph-rsid="000db35c"/>
    </style:style>
    <style:style style:name="P32" style:family="paragraph" style:parent-style-name="Standard" style:list-style-name="L1">
      <style:text-properties style:font-name="FreeSerif" officeooo:rsid="0016026a" officeooo:paragraph-rsid="0016026a"/>
    </style:style>
    <style:style style:name="P33" style:family="paragraph" style:parent-style-name="Standard" style:list-style-name="L1">
      <style:text-properties style:font-name="FreeSerif" officeooo:rsid="00097fdb" officeooo:paragraph-rsid="00097fdb"/>
    </style:style>
    <style:style style:name="P34" style:family="paragraph" style:parent-style-name="Standard" style:list-style-name="L2">
      <style:text-properties style:font-name="FreeSerif" officeooo:rsid="0011d482" officeooo:paragraph-rsid="0011d482"/>
    </style:style>
    <style:style style:name="P35" style:family="paragraph" style:parent-style-name="Standard" style:list-style-name="L2">
      <style:text-properties style:font-name="FreeSerif" officeooo:rsid="00123975" officeooo:paragraph-rsid="00123975"/>
    </style:style>
    <style:style style:name="P36" style:family="paragraph" style:parent-style-name="Standard" style:list-style-name="L3">
      <style:text-properties style:font-name="FreeSerif" officeooo:rsid="001b7e7a" officeooo:paragraph-rsid="00278dc2"/>
    </style:style>
    <style:style style:name="P37" style:family="paragraph" style:parent-style-name="Standard" style:list-style-name="L8">
      <style:text-properties style:font-name="FreeSerif" officeooo:rsid="001b7e7a" officeooo:paragraph-rsid="00278dc2"/>
    </style:style>
    <style:style style:name="P38" style:family="paragraph" style:parent-style-name="Standard" style:list-style-name="L4">
      <style:text-properties style:font-name="FreeSerif" officeooo:rsid="00142be9" officeooo:paragraph-rsid="00142be9"/>
    </style:style>
    <style:style style:name="P39" style:family="paragraph" style:parent-style-name="Standard">
      <style:text-properties style:font-name="FreeSerif" officeooo:rsid="00142be9" officeooo:paragraph-rsid="00142be9"/>
    </style:style>
    <style:style style:name="P4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5893d" officeooo:paragraph-rsid="0015893d" style:font-size-asian="14pt" style:font-weight-asian="bold" style:font-size-complex="14pt" style:font-weight-complex="bold"/>
    </style:style>
    <style:style style:name="P41" style:family="paragraph" style:parent-style-name="Standard" style:list-style-name="L5">
      <style:text-properties style:font-name="FreeSerif" officeooo:rsid="0020807a" officeooo:paragraph-rsid="0020807a"/>
    </style:style>
    <style:style style:name="P42" style:family="paragraph" style:parent-style-name="Standard" style:list-style-name="L6">
      <style:text-properties style:font-name="FreeSerif" officeooo:rsid="00226fc7" officeooo:paragraph-rsid="00226fc7"/>
    </style:style>
    <style:style style:name="P43" style:family="paragraph" style:parent-style-name="Standard" style:list-style-name="L7">
      <style:text-properties style:font-name="FreeSerif" officeooo:rsid="0023e6ec" officeooo:paragraph-rsid="0023e6ec"/>
    </style:style>
    <style:style style:name="P44" style:family="paragraph" style:parent-style-name="Standard" style:list-style-name="L8">
      <style:text-properties style:font-name="FreeSerif" officeooo:rsid="00278dc2" officeooo:paragraph-rsid="00278dc2"/>
    </style:style>
    <style:style style:name="P45" style:family="paragraph" style:parent-style-name="Standard" style:list-style-name="L9">
      <style:text-properties style:font-name="FreeSerif" officeooo:rsid="00299273" officeooo:paragraph-rsid="00299273"/>
    </style:style>
    <style:style style:name="P46" style:family="paragraph" style:parent-style-name="Standard" style:list-style-name="L10">
      <style:text-properties style:font-name="FreeSerif" fo:font-size="12pt" style:text-underline-style="none" fo:font-weight="normal" officeooo:rsid="003cedbe" officeooo:paragraph-rsid="003cedbe" style:font-size-asian="12pt" style:font-weight-asian="normal" style:font-size-complex="12pt" style:font-weight-complex="normal"/>
    </style:style>
    <style:style style:name="P47" style:family="paragraph" style:parent-style-name="Standard" style:list-style-name="L12">
      <style:text-properties style:font-name="FreeSerif" officeooo:rsid="003d19d3" officeooo:paragraph-rsid="003d19d3"/>
    </style:style>
    <style:style style:name="P48" style:family="paragraph" style:parent-style-name="Standard" style:list-style-name="L13">
      <style:text-properties style:font-name="FreeSerif" officeooo:rsid="003e6071" officeooo:paragraph-rsid="003e6071"/>
    </style:style>
    <style:style style:name="P49" style:family="paragraph" style:parent-style-name="Standard" style:list-style-name="L13">
      <style:text-properties style:font-name="FreeSerif" officeooo:rsid="003fb7fd" officeooo:paragraph-rsid="003fb7fd"/>
    </style:style>
    <style:style style:name="P50" style:family="paragraph" style:parent-style-name="Standard" style:list-style-name="L14">
      <style:text-properties style:font-name="FreeSerif" officeooo:rsid="004240f5" officeooo:paragraph-rsid="004240f5"/>
    </style:style>
    <style:style style:name="P51" style:family="paragraph" style:parent-style-name="Standard" style:list-style-name="L1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officeooo:rsid="003699bd" officeooo:paragraph-rsid="003699bd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47cb85" officeooo:paragraph-rsid="0047cb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d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f1e7" style:font-style-asian="italic" style:font-style-complex="italic"/>
    </style:style>
    <style:style style:name="T5" style:family="text">
      <style:text-properties fo:font-style="italic" officeooo:rsid="0018e69b" style:font-style-asian="italic" style:font-style-complex="italic"/>
    </style:style>
    <style:style style:name="T6" style:family="text">
      <style:text-properties fo:font-style="italic" officeooo:rsid="00173f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97fdb"/>
    </style:style>
    <style:style style:name="T9" style:family="text">
      <style:text-properties officeooo:rsid="000af1e7"/>
    </style:style>
    <style:style style:name="T10" style:family="text">
      <style:text-properties officeooo:rsid="000cab60"/>
    </style:style>
    <style:style style:name="T11" style:family="text">
      <style:text-properties officeooo:rsid="000edae8"/>
    </style:style>
    <style:style style:name="T12" style:family="text">
      <style:text-properties officeooo:rsid="00123975"/>
    </style:style>
    <style:style style:name="T13" style:family="text">
      <style:text-properties officeooo:rsid="00173f32"/>
    </style:style>
    <style:style style:name="T14" style:family="text">
      <style:text-properties officeooo:rsid="0018e69b"/>
    </style:style>
    <style:style style:name="T15" style:family="text">
      <style:text-properties officeooo:rsid="001d2591"/>
    </style:style>
    <style:style style:name="T16" style:family="text">
      <style:text-properties officeooo:rsid="001df6da"/>
    </style:style>
    <style:style style:name="T17" style:family="text">
      <style:text-properties officeooo:rsid="001f4f26"/>
    </style:style>
    <style:style style:name="T18" style:family="text">
      <style:text-properties officeooo:rsid="002c4dc8"/>
    </style:style>
    <style:style style:name="T19" style:family="text">
      <style:text-properties officeooo:rsid="002d80e5"/>
    </style:style>
    <style:style style:name="T20" style:family="text">
      <style:text-properties officeooo:rsid="002f1a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258f7" style:font-style-asian="normal" style:font-style-complex="normal"/>
    </style:style>
    <style:style style:name="T23" style:family="text">
      <style:text-properties officeooo:rsid="00337cfd"/>
    </style:style>
    <style:style style:name="T24" style:family="text">
      <style:text-properties officeooo:rsid="00352bb8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2pt" style:text-underline-style="none" fo:font-weight="normal" officeooo:rsid="003cedbe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435e11" style:font-size-asian="12pt" style:font-weight-asian="normal" style:font-size-complex="12pt" style:font-weight-complex="normal"/>
    </style:style>
    <style:style style:name="T28" style:family="text">
      <style:text-properties officeooo:rsid="00429bf6"/>
    </style:style>
    <style:style style:name="T29" style:family="text">
      <style:text-properties officeooo:rsid="00435e11"/>
    </style:style>
    <style:style style:name="T30" style:family="text">
      <style:text-properties officeooo:rsid="0044bd6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ASIC SKILL TEST</text:p>
      <text:p text:style-name="P13">Bare Bone Rules:</text:p>
      <text:list xml:id="list1261113050" text:style-name="L1">
        <text:list-item>
          <text:p text:style-name="P28">Define <text:span text:style-name="T1">Difficulty Rating</text:span>; 0 to 5.</text:p>
        </text:list-item>
        <text:list-item>
          <text:p text:style-name="P29">TN = Attribute + Skill Expertise</text:p>
        </text:list-item>
        <text:list-item>
          <text:p text:style-name="P31">Roll <text:span text:style-name="T1">2d20</text:span>.</text:p>
        </text:list-item>
        <text:list-item>
          <text:p text:style-name="P28">Count number of successes: <text:s/><text:span text:style-name="T8">the </text:span>number of dice that rolled below or equal to TN <text:span text:style-name="T7">plus</text:span> <text:span text:style-name="T8">the </text:span>number of dice that rolled below or equal to <text:span text:style-name="T1">Skill Focus</text:span>.</text:p>
        </text:list-item>
        <text:list-item>
          <text:p text:style-name="P32">Success is having a count that exceeds or equal to the Difficulty Rating.</text:p>
        </text:list-item>
      </text:list>
      <text:p text:style-name="P30">IE:</text:p>
      <text:p text:style-name="P52">TN success + Skill Focus success</text:p>
      <text:p text:style-name="P2">2d20 Rules:</text:p>
      <text:list xml:id="list125527113067888" text:continue-numbering="true" text:style-name="L1">
        <text:list-item>
          <text:p text:style-name="P33"><text:span text:style-name="T13">The calculation of successful counts </text:span><text:span text:style-name="T6">minus</text:span><text:span text:style-name="T13"> the Difficulty</text:span> <text:span text:style-name="T13">Rating </text:span>become<text:span text:style-name="T13">s the number of</text:span> <text:span text:style-name="T1">Momentums</text:span> <text:span text:style-name="T15">(negative numbers are counted as zeroes (0)) to be</text:span> <text:span text:style-name="T3">immediat</text:span><text:span text:style-name="T5">ely </text:span><text:span text:style-name="T14">used</text:span> <text:span text:style-name="T14">by the current player</text:span> <text:span text:style-name="T3">or</text:span> place <text:span text:style-name="T11">t</text:span>oken<text:span text:style-name="T11">s</text:span> into a group pool to <text:span text:style-name="T14">represent Momentums to be used</text:span> later <text:span text:style-name="T14">by the players</text:span>.</text:p>
        </text:list-item>
        <text:list-item>
          <text:p text:style-name="P33">Any dice that rolled <text:span text:style-name="T10">a </text:span>20 <text:span text:style-name="T9">are counted as</text:span> <text:span text:style-name="T1">Complications</text:span> <text:span text:style-name="T9">to be used by the GM </text:span><text:span text:style-name="T4">immediately</text:span><text:span text:style-name="T9"> or place tokens representing </text:span><text:span text:style-name="T2">Heat</text:span><text:span text:style-name="T9"> equaling to the number Complications times two (2).</text:span></text:p>
        </text:list-item>
      </text:list>
      <text:p text:style-name="P1"/>
      <text:p text:style-name="P1"/>
      <text:p text:style-name="P5">Complex Skill Test</text:p>
      <text:p text:style-name="P3">Define:</text:p>
      <text:list xml:id="list968835849" text:style-name="L2">
        <text:list-item>
          <text:p text:style-name="P34">a number of Momentums required <text:span text:style-name="T12">to </text:span>generate in order to succeed <text:span text:style-name="T12">in this test</text:span>.</text:p>
        </text:list-item>
        <text:list-item>
          <text:p text:style-name="P34">the Difficulty Rating for the test.</text:p>
        </text:list-item>
        <text:list-item>
          <text:p text:style-name="P35">a number of rolls which generated no Momentums to trigger a failure.</text:p>
        </text:list-item>
      </text:list>
      <text:p text:style-name="P4">Do:</text:p>
      <text:list xml:id="list3053019826" text:style-name="L3">
        <text:list-item>
          <text:p text:style-name="P36">Keep rolling <text:span text:style-name="T18">the Basic Skill Test </text:span>until either the number of Momentum is met or the number of failure is met.</text:p>
        </text:list-item>
      </text:list>
      <text:p text:style-name="P16"/>
      <text:p text:style-name="P16"/>
      <text:p text:style-name="P6">Face-To-Face Test</text:p>
      <text:list xml:id="list975894579" text:style-name="L4">
        <text:list-item>
          <text:p text:style-name="P38">Players involved in this test roll <text:span text:style-name="T18">a Basic Skill Test</text:span> against their agreed upon individual T<text:span text:style-name="T16">N</text:span>s and Difficulty Ratings.</text:p>
        </text:list-item>
        <text:list-item>
          <text:p text:style-name="P38">In a tie, player with the highest Expertise Skill wins.</text:p>
        </text:list-item>
        <text:list-item>
          <text:p text:style-name="P38">I<text:span text:style-name="T17">f</text:span> still in a tie, then it’s a tie.</text:p>
        </text:list-item>
      </text:list>
      <text:p text:style-name="P17"/>
      <text:p text:style-name="P17"/>
      <text:p text:style-name="P17"/>
      <text:p text:style-name="P17"/>
      <text:p text:style-name="P40">Complication Test</text:p>
      <text:p text:style-name="P18">The test is an automatic success, <text:span text:style-name="T3">but</text:span> time and quality are in doubt.</text:p>
      <text:list xml:id="list2687952248" text:style-name="L5">
        <text:list-item>
          <text:p text:style-name="P41">Difficulty Rating is zero (0).</text:p>
        </text:list-item>
        <text:list-item>
          <text:p text:style-name="P41">Not only 20s will generate Complications <text:span text:style-name="T19">in the Basic Skill Test</text:span>, a non-successful roll will also generate a Complication.</text:p>
        </text:list-item>
      </text:list>
      <text:p text:style-name="P19"/>
      <text:p text:style-name="P19"/>
      <text:p text:style-name="P7">Failsafe Test</text:p>
      <text:list xml:id="list2718621933" text:style-name="L6">
        <text:list-item>
          <text:p text:style-name="P42">Difficulty Rating is greater than one (1).</text:p>
        </text:list-item>
        <text:list-item>
          <text:p text:style-name="P42">A player requests to <text:span text:style-name="T3">automatically fail.</text:span><text:span text:style-name="T21"> </text:span><text:span text:style-name="T22">No need to roll a Basic Skill Test.</text:span></text:p>
        </text:list-item>
        <text:list-item>
          <text:p text:style-name="P42">The player give GM one (1) <text:span text:style-name="T30">Heat</text:span>.</text:p>
        </text:list-item>
        <text:list-item>
          <text:p text:style-name="P42">The player <text:span text:style-name="T24">gains</text:span> one (1) Infinity Point.</text:p>
        </text:list-item>
      </text:list>
      <text:p text:style-name="P20"/>
      <text:p text:style-name="P20"/>
      <text:p text:style-name="P8">Group Test</text:p>
      <text:list xml:id="list1102586126" text:style-name="L7">
        <text:list-item>
          <text:p text:style-name="P43">Assistances chip in 1d20 to the leader.</text:p>
        </text:list-item>
        <text:list-item>
          <text:p text:style-name="P43">Momentums, Heat, and/or Infinity Points may chip in to the roll with a maximum of +3d20.</text:p>
        </text:list-item>
        <text:list-item>
          <text:p text:style-name="P43">Leader rolls a Basic Skill Test.</text:p>
        </text:list-item>
        <text:list-item>
          <text:p text:style-name="P43">If Leader succeeds, add his success count to the other d20s’ success count.</text:p>
        </text:list-item>
        <text:list-item>
          <text:p text:style-name="P43">Else, the group fails.</text:p>
        </text:list-item>
      </text:list>
      <text:p text:style-name="P21"/>
      <text:p text:style-name="P21"/>
      <text:p text:style-name="P9">Progressive Skill Test</text:p>
      <text:list xml:id="list3364128052" text:style-name="L8">
        <text:list-item>
          <text:p text:style-name="P44">Use definitions from the Complex Skill Test.</text:p>
        </text:list-item>
        <text:list-item>
          <text:p text:style-name="P37">Keep rolling until either the number of Momentum is met or the number of failure is met.</text:p>
        </text:list-item>
        <text:list-item>
          <text:p text:style-name="P44">A non-success roll will increase the Difficulty Rating by one (1); maximu<text:span text:style-name="T23">m</text:span> five (5).</text:p>
        </text:list-item>
      </text:list>
      <text:p text:style-name="P22"/>
      <text:p text:style-name="P17"/>
      <text:p text:style-name="P10">Untrained Skill Test</text:p>
      <text:list xml:id="list3784811658" text:style-name="L9">
        <text:list-item>
          <text:p text:style-name="P45">A roll of 19 or 20 will generate a Complication <text:span text:style-name="T20">in the Basic Skill Test</text:span>.</text:p>
        </text:list-item>
      </text:list>
      <text:p text:style-name="P15"/>
      <text:p text:style-name="P25">Momentum</text:p>
      <text:list xml:id="list4101952096" text:style-name="L10">
        <text:list-item>
          <text:p text:style-name="P46"><text:span text:style-name="T29">Momentums are saved in a</text:span> group pool <text:span text:style-name="T29">which</text:span> can only have a maximum of 6 points.</text:p>
        </text:list-item>
        <text:list-item>
          <text:p text:style-name="P46">This pool “cools down” by reducing <text:span text:style-name="T29">its</text:span> points by one (1) per scene or combat round.</text:p>
        </text:list-item>
      </text:list>
      <text:p text:style-name="P14">Choose:</text:p>
      <text:list xml:id="list2675992298" text:style-name="L11">
        <text:list-item>
          <text:p text:style-name="P51"><text:span text:style-name="T1">Create Opportunity:</text:span> add a 1d20 per Momentum to the skill roll; maximum of +3d20.</text:p>
        </text:list-item>
        <text:list-item>
          <text:p text:style-name="P51"><text:span text:style-name="T1">Create Obstacle:</text:span> increase Difficulty Rating of an opponent’s roll.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Difficulty</text:p>
          </table:table-cell>
          <table:table-cell table:style-name="Table1.A1" office:value-type="string">
            <text:p text:style-name="P26">Cost</text:p>
          </table:table-cell>
          <table:table-cell table:style-name="Table1.A1" office:value-type="string">
            <text:p text:style-name="P26"/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+1</text:p>
          </table:table-cell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7"/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+2</text:p>
          </table:table-cell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/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+3</text:p>
          </table:table-cell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7"/>
          </table:table-cell>
        </table:table-row>
      </table:table>
      <text:list xml:id="list4130576406" text:style-name="L12">
        <text:list-item>
          <text:p text:style-name="P47">Reduce time required for a deed.</text:p>
        </text:list-item>
        <text:list-item>
          <text:p text:style-name="P47">Improve quality of success.</text:p>
        </text:list-item>
        <text:list-item>
          <text:p text:style-name="P47">Increase scope of success.</text:p>
        </text:list-item>
      </text:list>
      <text:p text:style-name="P23"/>
      <text:p text:style-name="P23"/>
      <text:p text:style-name="P11">Heat</text:p>
      <text:list xml:id="list2741183677" text:style-name="L13">
        <text:list-item>
          <text:p text:style-name="P48">GM’s Momentum pool.</text:p>
        </text:list-item>
        <text:list-item>
          <text:p text:style-name="P48">No maximum points.</text:p>
        </text:list-item>
        <text:list-item>
          <text:p text:style-name="P49">At the beginning of the session, GM gets three (3) <text:span text:style-name="T7">plus</text:span> the number of players Heat points.</text:p>
        </text:list-item>
      </text:list>
      <text:p text:style-name="P15"/>
      <text:p text:style-name="P15"/>
      <text:p text:style-name="P24"><text:span text:style-name="T25">Personal Momentum Pool</text:span> (optional)</text:p>
      <text:list xml:id="list3243277195" text:style-name="L14">
        <text:list-item>
          <text:p text:style-name="P50">Player<text:span text:style-name="T28">s</text:span> <text:span text:style-name="T28">are</text:span> able to save <text:span text:style-name="T28">their</text:span> Momentum<text:span text:style-name="T28">s</text:span>.</text:p>
        </text:list-item>
        <text:list-item>
          <text:p text:style-name="P50">Spending Momentum<text:span text:style-name="T29">s</text:span> is not for personal use. <text:s/>It is used to help fellow players’ rolls or actions.</text:p>
        </text:list-item>
        <text:list-item>
          <text:p text:style-name="P50"><text:span text:style-name="T27">P</text:span><text:span text:style-name="T26">ool “cools down” by reducing </text:span><text:span text:style-name="T27">its points</text:span><text:span text:style-name="T26"> by one (1) per scene or combat round.</text:span></text:p>
        </text:list-item>
      </text:list>
      <text:p text:style-name="P24"/>
      <text:p text:style-name="P24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05:46:31.839261975</meta:creation-date>
    <dc:date>2021-06-09T12:55:25.421984463</dc:date>
    <meta:editing-duration>PT3H8M12S</meta:editing-duration>
    <meta:editing-cycles>61</meta:editing-cycles>
    <meta:generator>LibreOffice/6.1.5.2$Linux_X86_64 LibreOffice_project/10$Build-2</meta:generator>
    <meta:document-statistic meta:table-count="1" meta:image-count="0" meta:object-count="0" meta:page-count="2" meta:paragraph-count="69" meta:word-count="615" meta:character-count="3272" meta:non-whitespace-character-count="2766"/>
  </office:meta>
</office:document-meta>
</file>